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margin-left="1.905cm" fo:margin-right="0cm" fo:line-height="150%" fo:text-indent="0cm" style:auto-text-indent="false">
        <style:tab-stops/>
      </style:paragraph-properties>
      <style:text-properties style:font-name="Calibri" style:font-name-complex="Calibri"/>
    </style:style>
    <style:style style:name="P2" style:family="paragraph" style:parent-style-name="Standard">
      <style:paragraph-properties fo:margin-left="1.905cm" fo:margin-right="0cm" fo:line-height="150%" fo:text-indent="0cm" style:auto-text-indent="false">
        <style:tab-stops>
          <style:tab-stop style:position="1.847cm"/>
        </style:tab-stops>
      </style:paragraph-properties>
      <style:text-properties style:font-name="Calibri" style:font-name-complex="Calibri"/>
    </style:style>
    <style:style style:name="P3" style:family="paragraph" style:parent-style-name="Standard">
      <style:paragraph-properties fo:margin-left="1.905cm" fo:margin-right="0cm" fo:line-height="150%" fo:text-indent="0cm" style:auto-text-indent="false">
        <style:tab-stops/>
      </style:paragraph-properties>
      <style:text-properties style:font-name="Calibri" fo:font-weight="bold" style:font-weight-asian="bold" style:font-name-complex="Calibri"/>
    </style:style>
    <style:style style:name="P4" style:family="paragraph" style:parent-style-name="Standard">
      <style:paragraph-properties fo:margin-left="1.905cm" fo:margin-right="0cm" fo:line-height="150%" fo:text-indent="0cm" style:auto-text-indent="false">
        <style:tab-stops>
          <style:tab-stop style:position="1.847cm"/>
        </style:tab-stops>
      </style:paragraph-properties>
    </style:style>
    <style:style style:name="P5" style:family="paragraph" style:parent-style-name="Standard">
      <style:paragraph-properties fo:margin-left="1.905cm" fo:margin-right="0cm" fo:line-height="150%" fo:text-indent="0cm" style:auto-text-indent="false">
        <style:tab-stops/>
      </style:paragraph-properties>
    </style:style>
    <style:style style:name="P6" style:family="paragraph" style:parent-style-name="Standard">
      <style:paragraph-properties fo:margin-left="0.635cm" fo:margin-right="0cm" fo:line-height="150%" fo:text-indent="0.616cm" style:auto-text-indent="false">
        <style:tab-stops/>
      </style:paragraph-properties>
      <style:text-properties style:font-name="Calibri" fo:font-style="italic" style:font-style-asian="italic" style:font-name-complex="Calibri"/>
    </style:style>
    <style:style style:name="P7" style:family="paragraph" style:parent-style-name="Standard">
      <style:paragraph-properties fo:margin-left="3.752cm" fo:margin-right="0cm" fo:line-height="150%" fo:text-indent="-1.847cm" style:auto-text-indent="false">
        <style:tab-stops>
          <style:tab-stop style:position="0cm"/>
        </style:tab-stops>
      </style:paragraph-properties>
    </style:style>
    <style:style style:name="P8" style:family="paragraph" style:parent-style-name="Standard">
      <style:paragraph-properties fo:margin-left="3.752cm" fo:margin-right="0cm" fo:line-height="150%" fo:text-indent="-1.847cm" style:auto-text-indent="false">
        <style:tab-stops>
          <style:tab-stop style:position="0cm"/>
        </style:tab-stops>
      </style:paragraph-properties>
      <style:text-properties style:font-name="Calibri" style:font-name-complex="Calibri"/>
    </style:style>
    <style:style style:name="P9" style:family="paragraph" style:parent-style-name="Standard">
      <style:paragraph-properties fo:margin-left="2cm" fo:margin-right="0cm" fo:line-height="150%" fo:text-indent="0.501cm" style:auto-text-indent="false">
        <style:tab-stops/>
      </style:paragraph-properties>
      <style:text-properties style:font-name="Calibri" style:font-name-complex="Calibri"/>
    </style:style>
    <style:style style:name="P10" style:family="paragraph" style:parent-style-name="Standard">
      <style:paragraph-properties fo:margin-left="3.156cm" fo:margin-right="0cm" fo:line-height="150%" fo:text-indent="0.596cm" style:auto-text-indent="false">
        <style:tab-stops/>
      </style:paragraph-properties>
    </style:style>
    <style:style style:name="P11" style:family="paragraph" style:parent-style-name="Standard" style:master-page-name="MP0">
      <style:paragraph-properties fo:text-align="center" style:justify-single-word="false" style:page-number="auto" fo:break-before="page"/>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12" style:family="paragraph" style:parent-style-name="Standard" style:list-style-name="L1">
      <style:paragraph-properties fo:line-height="150%"/>
      <style:text-properties style:font-name="Calibri" fo:font-weight="bold" style:font-weight-asian="bold" style:font-name-complex="Calibri"/>
    </style:style>
    <style:style style:name="P13" style:family="paragraph" style:parent-style-name="Standard" style:list-style-name="L1">
      <style:paragraph-properties fo:line-height="150%"/>
      <style:text-properties style:font-name="Calibri" style:font-name-complex="Calibri"/>
    </style:style>
    <style:style style:name="P14" style:family="paragraph" style:parent-style-name="Standard" style:list-style-name="L1">
      <style:paragraph-properties fo:line-height="150%"/>
    </style:style>
    <style:style style:name="P15" style:family="paragraph" style:parent-style-name="Standard">
      <style:paragraph-properties fo:margin-left="1.905cm" fo:margin-right="0cm" fo:line-height="150%" fo:text-indent="0cm" style:auto-text-indent="false">
        <style:tab-stops>
          <style:tab-stop style:position="1.847cm"/>
        </style:tab-stops>
      </style:paragraph-properties>
      <style:text-properties style:font-name="Calibri" style:font-name-complex="Calibri"/>
    </style:style>
    <style:style style:name="P16" style:family="paragraph" style:parent-style-name="Standard" style:list-style-name="L2">
      <style:paragraph-properties fo:margin-left="1.905cm" fo:margin-right="0cm" fo:line-height="150%" fo:text-indent="0cm" style:auto-text-indent="false">
        <style:tab-stops>
          <style:tab-stop style:position="1.847cm"/>
        </style:tab-stops>
      </style:paragraph-properties>
      <style:text-properties style:font-name="Calibri" style:font-name-complex="Calibri"/>
    </style:style>
    <style:style style:name="P17" style:family="paragraph" style:parent-style-name="Standard" style:list-style-name="L4">
      <style:paragraph-properties fo:margin-left="1.905cm" fo:margin-right="0cm" fo:line-height="150%" fo:text-indent="0cm" style:auto-text-indent="false">
        <style:tab-stops>
          <style:tab-stop style:position="1.847cm"/>
        </style:tab-stops>
      </style:paragraph-properties>
      <style:text-properties style:font-name="Calibri" style:font-name-complex="Calibri"/>
    </style:style>
    <style:style style:name="P18" style:family="paragraph" style:parent-style-name="Standard" style:list-style-name="L5">
      <style:paragraph-properties fo:margin-left="1.905cm" fo:margin-right="0cm" fo:line-height="150%" fo:text-indent="0cm" style:auto-text-indent="false">
        <style:tab-stops>
          <style:tab-stop style:position="1.847cm"/>
        </style:tab-stops>
      </style:paragraph-properties>
      <style:text-properties style:font-name="Calibri" style:font-name-complex="Calibri"/>
    </style:style>
    <style:style style:name="P19" style:family="paragraph" style:parent-style-name="Standard" style:list-style-name="L2">
      <style:paragraph-properties fo:margin-left="1.905cm" fo:margin-right="0cm" fo:line-height="150%" fo:text-indent="0cm" style:auto-text-indent="false">
        <style:tab-stops>
          <style:tab-stop style:position="1.847cm"/>
        </style:tab-stops>
      </style:paragraph-properties>
      <style:text-properties style:font-name="Calibri" fo:font-weight="bold" style:font-weight-asian="bold" style:font-name-complex="Calibri" style:font-weight-complex="bold"/>
    </style:style>
    <style:style style:name="P20" style:family="paragraph" style:parent-style-name="Standard" style:list-style-name="L2">
      <style:paragraph-properties fo:margin-left="1.905cm" fo:margin-right="0cm" fo:line-height="150%" fo:text-indent="0cm" style:auto-text-indent="false">
        <style:tab-stops>
          <style:tab-stop style:position="1.847cm"/>
        </style:tab-stops>
      </style:paragraph-properties>
      <style:text-properties style:font-name="Calibri" fo:font-weight="normal" style:font-weight-asian="normal" style:font-name-complex="Calibri" style:font-weight-complex="normal"/>
    </style:style>
    <style:style style:name="P21" style:family="paragraph" style:parent-style-name="Standard" style:list-style-name="L3">
      <style:paragraph-properties fo:margin-left="1.905cm" fo:margin-right="0cm" fo:line-height="150%" fo:text-indent="0cm" style:auto-text-indent="false">
        <style:tab-stops>
          <style:tab-stop style:position="1.847cm"/>
        </style:tab-stops>
      </style:paragraph-properties>
      <style:text-properties style:font-name="Calibri" fo:font-weight="normal" style:font-weight-asian="normal" style:font-name-complex="Calibri" style:font-weight-complex="normal"/>
    </style:style>
    <style:style style:name="P22" style:family="paragraph" style:parent-style-name="Standard">
      <style:paragraph-properties fo:margin-left="1.905cm" fo:margin-right="0cm" fo:line-height="150%" fo:text-indent="0cm" style:auto-text-indent="false">
        <style:tab-stops>
          <style:tab-stop style:position="1.847cm"/>
        </style:tab-stops>
      </style:paragraph-properties>
    </style:style>
    <style:style style:name="P23" style:family="paragraph" style:parent-style-name="Standard" style:list-style-name="L6">
      <style:paragraph-properties fo:margin-left="1.905cm" fo:margin-right="0cm" fo:line-height="150%" fo:text-indent="0cm" style:auto-text-indent="false">
        <style:tab-stops>
          <style:tab-stop style:position="1.847cm"/>
        </style:tab-stops>
      </style:paragraph-properties>
    </style:style>
    <style:style style:name="P24" style:family="paragraph" style:parent-style-name="Standard" style:list-style-name="L7">
      <style:paragraph-properties fo:margin-left="1.905cm" fo:margin-right="0cm" fo:line-height="150%" fo:text-indent="0cm" style:auto-text-indent="false">
        <style:tab-stops>
          <style:tab-stop style:position="1.847cm"/>
        </style:tab-stops>
      </style:paragraph-properties>
    </style:style>
    <style:style style:name="T1" style:family="text">
      <style:text-properties style:font-name="Calibri" fo:font-weight="bold" style:font-weight-asian="bold" style:font-name-complex="Calibri"/>
    </style:style>
    <style:style style:name="T2" style:family="text">
      <style:text-properties style:font-name="Calibri" style:font-name-complex="Calibri"/>
    </style:style>
    <style:style style:name="T3" style:family="text">
      <style:text-properties style:font-name="Calibri" fo:font-weight="normal" style:font-weight-asian="normal" style:font-name-complex="Calibri" style:font-weight-complex="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flichtenheft</text:p>
      <text:list xml:id="list4240490922851778697" text:style-name="L1">
        <text:list-item>
          <text:p text:style-name="P12">Auftraggeber</text:p>
        </text:list-item>
      </text:list>
      <text:p text:style-name="P1">Dozent der Hochschule Bremen, Jörg Mielebacher</text:p>
      <text:list xml:id="list32769719" text:continue-numbering="true" text:style-name="L1">
        <text:list-item>
          <text:p text:style-name="P12">Auftragnehmer</text:p>
          <text:list>
            <text:list-item>
              <text:p text:style-name="P13">Team 2, Studenten der Hochschule Bremen</text:p>
            </text:list-item>
            <text:list-item>
              <text:p text:style-name="P13">Martha Düpont, Hajiba Belmass, Saskia Rütjerodt, Cigdem Mangal</text:p>
            </text:list-item>
          </text:list>
        </text:list-item>
        <text:list-item>
          <text:p text:style-name="P12">Problemstellung</text:p>
        </text:list-item>
      </text:list>
      <text:p text:style-name="P1">Es soll eine effiziente Organisation von Geschenken zu einem bestimmten Anlass realisiert werden mittels einer Webanwendung. Hierbei soll es möglich sein, zentral Wunschlisten anzulegen. Eine Wunschliste besteht aus mindestens einem Wunsch und kann beliebig viele Wünsche beinhalten. Ein Wunsch besteht aus einer Beschreibung und optional einem Link. Wunschlisten können mittels eindeutiger URL identifiziert und verteilt werden, sodass eine Absprache über das Schenken erfolgen kann. Die Schenker markieren einen Wunsch, wobei gemeinsames Schenken möglich ist. Ebenso hat die Wunschliste die Funktion eines Überraschungsmodus, welcher die Schenker verbirgt.</text:p>
      <text:list xml:id="list32758304" text:continue-numbering="true" text:style-name="L1">
        <text:list-item>
          <text:p text:style-name="P14"><text:span text:style-name="Absatz-Standardschriftart"><text:span text:style-name="T1">Ziele </text:span></text:span><text:span text:style-name="Absatz-Standardschriftart"><text:span text:style-name="T2">(Was soll damit erreicht werden und warum sollen wir dieses Projekt durch</text:span></text:span><text:span text:style-name="Absatz-Standardschriftart"><text:span text:style-name="T2">ziehen und kein anderes Team)</text:span></text:span></text:p>
        </text:list-item>
      </text:list>
      <text:p text:style-name="P6">Zentrale Wunschverwaltung:</text:p>
      <text:list xml:id="list32775910" text:continue-numbering="true" text:style-name="L1">
        <text:list-item>
          <text:list>
            <text:list-item>
              <text:p text:style-name="P13">Wunschlisten sollen die Wünsche einer Person sammeln und verwalten</text:p>
            </text:list-item>
            <text:list-item>
              <text:p text:style-name="P13">Zentrale und leicht auffindbare Sammlung der Wünsche</text:p>
            </text:list-item>
            <text:list-item>
              <text:p text:style-name="P13">Teilen der Wünsche über Social Media oder Mail </text:p>
            </text:list-item>
            <text:list-item>
              <text:p text:style-name="P13">Öffentliche Auffindung der Fremden Wunschlisten zu Optimierung und Vereinfachung der eigenen Wünsche</text:p>
            </text:list-item>
            <text:list-item>
              <text:p text:style-name="P13">Doppeltes Schenken vermeiden durch Markierung der Wünsche</text:p>
            </text:list-item>
            <text:list-item>
              <text:p text:style-name="P13">Ermöglicht Absprache: wer schenkt was?</text:p>
            </text:list-item>
            <text:list-item>
              <text:p text:style-name="P13">Gemeinsames Schenken wird ermöglicht</text:p>
            </text:list-item>
            <text:list-item>
              <text:p text:style-name="P13">Vereinfachter Kauf der Geschenke durch links oder Onlinesuche</text:p>
            </text:list-item>
            <text:list-item>
              <text:p text:style-name="P13"/>
            </text:list-item>
            <text:list-item>
              <text:p text:style-name="P13">Individualität der Seite durch gestalterische Anpassung nach Wunsch der Nutzer (Hintergrundfarbe, Schriftart, -farbe, Einfügen eines Bildes,…)</text:p>
            </text:list-item>
            <text:list-item>
              <text:p text:style-name="P13">Anlassauswahl (nicht nur die klassischen, sondern auch andere Kulturen, optional Textfeld)</text:p>
            </text:list-item>
            <text:list-item>
              <text:p text:style-name="P13"><text:soft-page-break/>Teilen auf fb, instagram, twitter</text:p>
            </text:list-item>
            <text:list-item>
              <text:p text:style-name="P13">Wunschliste kann vor Registrierung erstellt werden und gespeichert erst nach Registrierung</text:p>
            </text:list-item>
            <text:list-item>
              <text:p text:style-name="P13">Benutzername statt echten Namen möglich</text:p>
            </text:list-item>
          </text:list>
        </text:list-item>
        <text:list-item>
          <text:p text:style-name="P12">verfeinerte Anforderungen</text:p>
        </text:list-item>
      </text:list>
      <text:p text:style-name="P3">funktionale</text:p>
      <text:p text:style-name="P3">1. Aufruf und Startseite</text:p>
      <text:p text:style-name="P4"><text:span text:style-name="Absatz-Standardschriftart"><text:span text:style-name="T3">1.10</text:span></text:span><text:span text:style-name="Absatz-Standardschriftart"><text:span text:style-name="T1"><text:tab/></text:span></text:span><text:span text:style-name="Absatz-Standardschriftart"><text:span text:style-name="T3">Die Webanw</text:span></text:span><text:span text:style-name="Absatz-Standardschriftart"><text:span text:style-name="T2">endung wird über einen Browser über Link </text:span></text:span><text:bookmark-start text:name="_Hlt478298503"/><text:bookmark-start text:name="_Hlt478298502"/><text:a xlink:type="simple" xlink:href="http://www.wünsch-dir-was.de" office:target-frame-name="_top" xlink:show="replace" text:style-name="Internet_20_link" text:visited-style-name="Visited_20_Internet_20_Link"><text:span text:style-name="Hyperlink"><text:span text:style-name="T2">ww</text:span></text:span></text:a><text:bookmark-end text:name="_Hlt478298503"/><text:bookmark-end text:name="_Hlt478298502"/><text:a xlink:type="simple" xlink:href="http://www.wünsch-dir-was.de" office:target-frame-name="_top" xlink:show="replace" text:style-name="Internet_20_link" text:visited-style-name="Visited_20_Internet_20_Link"><text:span text:style-name="Hyperlink"><text:span text:style-name="T2">w.wünsch-dir-was.de</text:span></text:span></text:a><text:span text:style-name="Hyperlink"><text:span text:style-name="T2"> aufgerufen.</text:span></text:span></text:p>
      <text:p text:style-name="P4"><text:span text:style-name="Absatz-Standardschriftart"><text:span text:style-name="T3">1.20</text:span></text:span><text:span text:style-name="Absatz-Standardschriftart"><text:span text:style-name="T2"><text:tab/>Der Nutzer landet nach Aufruf der Adresse auf einer Startseite.</text:span></text:span></text:p>
      <text:p text:style-name="P2">1.30<text:tab/>Auf der Startseite kann der Nutzer ein Konto anlegen.</text:p>
      <text:p text:style-name="P2">1.40<text:tab/>Auf der Startseite kann der Nutzer sich anmelden.</text:p>
      <text:p text:style-name="P2">1.50<text:tab/>Auf der Startseite kann der Nutzer eine neue Liste erstellen mittels klick auf <text:tab/>den Button „neue Liste erstellen“.</text:p>
      <text:p text:style-name="P2">1.60<text:tab/>Auf der Startseite kann der Nutzer eine Demo-Seite mit Erklärungen zur <text:tab/>Nutzung der Wunschlistenanwendung aufrufen.</text:p>
      <text:p text:style-name="P2">1.70<text:tab/>Auf der Startseite kann der Nutzer nach Wunschlisten suchen.</text:p>
      <text:p text:style-name="P2">1.72 <text:s text:c="11"/>Eine Wunschliste kann nach den Kriterien Benutzername oder URL oder <text:tab/>Anlass gesucht werden.</text:p>
      <text:p text:style-name="P2">1.80<text:tab/>Auf der Startseite kann der Nutzer die AGBs der Anwendung anzeigen lassen.</text:p>
      <text:p text:style-name="P2">1.90<text:tab/>Auf der Startseite kann der Nutzer Impressumsinformationen anzeigen <text:tab/>lassen. </text:p>
      <text:p text:style-name="P2">1.100<text:tab/>Auf der Startseite kann der Nutzer Kontaktinformationen anzeigen lassen.</text:p>
      <text:p text:style-name="P2">1.110<text:tab/>Auf der Startseite kann der Nutzer Informationen über den Datenschutz <text:tab/>anzeigen lassen.</text:p>
      <text:p text:style-name="P2"><text:tab/></text:p>
      <text:p text:style-name="P4"><text:span text:style-name="Absatz-Standardschriftart"><text:span text:style-name="T1">2. Wunschliste erstellen und verwalten</text:span></text:span></text:p>
      <text:p text:style-name="P4"><text:span text:style-name="Absatz-Standardschriftart"><text:span text:style-name="T3">2.10<text:tab/>Der Nutzer befindet sich nach dem klick auf den Button in einem <text:tab/>Eingabedialog.</text:span></text:span></text:p>
      <text:p text:style-name="P4"><text:span text:style-name="Absatz-Standardschriftart"><text:span text:style-name="T2">2.20<text:tab/>Der Nutzer muss beim Erstellen einer Wunschliste einen Anlass angeben.</text:span></text:span></text:p>
      <text:p text:style-name="P2">2.22<text:tab/>Der Erstellende kann einen Anlass aus einer Liste von Vorschlägen wählen.</text:p>
      <text:p text:style-name="P2">2.24 <text:s text:c="11"/>Der Erstellende kann einen Anlass in ein Textfeld eingeben.</text:p>
      <text:p text:style-name="P2">2.26 <text:s text:c="11"/>Es gibt nur einen Anlass, die Optionen zur Eingabe dessen schließen die <text:soft-page-break/><text:tab/>jeweils andere Option aus.</text:p>
      <text:p text:style-name="P2">2.30<text:tab/>Der Erstellende muss ein Ablaufdatum angeben.</text:p>
      <text:list xml:id="list1897952797714431527" text:style-name="L4">
        <text:list-item>
          <text:list>
            <text:list-item>
              <text:p text:style-name="P17">Das Ablaufdatum muss nach dem aktuellen Datum, dem Erstelldatum, <text:tab/>liegen.</text:p>
            </text:list-item>
          </text:list>
        </text:list-item>
      </text:list>
      <text:p text:style-name="P2">2.34<text:tab/>Der Erstellende muss einen Titel angeben.</text:p>
      <text:list xml:id="list5386445322635261979" text:style-name="L5">
        <text:list-item>
          <text:list>
            <text:list-item>
              <text:p text:style-name="P18">Der Erstellende kann eine Beschreibung angeben.</text:p>
              <text:p text:style-name="P18">2.50<text:tab/>Nach Angabe eines Anlasses, eines Titels und eines gültigen Ablaufdatums, <text:tab/>kann eine Liste erstellt werden, mittels klick auf den Button erstellen.</text:p>
              <text:p text:style-name="P18">2.52<text:tab/>Nach klick auf den Button ist der Nutzer auf der Bearbeitungsseite für eine <text:tab/>Wunschliste.</text:p>
            </text:list-item>
          </text:list>
        </text:list-item>
      </text:list>
      <text:p text:style-name="P2">2.60<text:tab/>Der Erstellende kann nach Erstellen der Liste Wünsche hinzufügen.</text:p>
      <text:p text:style-name="P4"><text:span text:style-name="T2">2.70.10<text:tab/>Der Erstellende kann ein Foto hochladen, welches am oberen rechten Rand <text:tab/>der fertigen Wunschliste angezeigt wird.</text:span></text:p>
      <text:p text:style-name="P2">2.70.20<text:tab/>Der Erstellende kann eine Schriftart aus einer Liste von Schriften auswählen.</text:p>
      <text:p text:style-name="P2">2.70.30 <text:tab/>Der Erstellende kann eine Farbkombination von Schrift- und <text:tab/>Hintergrundfarbe für die Wunschliste aus einer vorgegebenen Auswahl <text:tab/>wählen.</text:p>
      <text:p text:style-name="P2">2.70.40 <text:tab/>Die Gestaltung ist Optional, es sind Standardwerte voreingestellt.</text:p>
      <text:p text:style-name="P2">2.70.42<text:tab/>Die Standardschriftfarbe ist schwarz.</text:p>
      <text:p text:style-name="P2">2.70.44<text:tab/>Die Standardschriftart ist „Calibri“.</text:p>
      <text:p text:style-name="P2">2.70.46<text:tab/>Die Standardhintergrundfarbe ist weiß.</text:p>
      <text:p text:style-name="P2">2.80<text:tab/>Der Erstellende muss mindestens einen Wunsch hinzufügen, um die Liste <text:tab/>speichern zu können.</text:p>
      <text:p text:style-name="P2">2.82<text:tab/>Zum Speichern muss der Erstellende einen Namen und eine Emailadresse <text:tab/>angeben.</text:p>
      <text:p text:style-name="P2">2.84<text:tab/>Beim Speichern muss der Erstellende ein Passwort für Änderungen angeben.</text:p>
      <text:p text:style-name="P2">2.90<text:tab/>Änderungen sind alle weiteren Bearbeitungen der Liste nach dem ersten <text:tab/>Erstellen, bis auf das markieren von Wünschen als „schenken“.</text:p>
      <text:p text:style-name="P2">2.92<text:tab/>Nach Erstellen der Liste können von jedem Nutzer, der das <text:tab/>Änderungspasswort eingibt, Wünsche hinzugefügt werden.</text:p>
      <text:p text:style-name="P2">2.94<text:tab/>Nach Erstellen der Liste können von jedem Nutzer, der das <text:tab/>Änderungspasswort eingibt, Wünsche entfernt werden.</text:p>
      <text:list xml:id="list6588471199453524364" text:style-name="L2">
        <text:list-item>
          <text:list>
            <text:list-header>
              <text:p text:style-name="P16">2.96<text:tab/>Nach Erstellen der Liste kann von jedem Nutzer, der das Änderungspasswort <text:soft-page-break/><text:tab/>eingibt, das Design der Wunschliste geändert werden, nach den oben <text:tab/>gennanten Möglichkeiten.</text:p>
              <text:p text:style-name="P19">3. Wünsche</text:p>
              <text:p text:style-name="P20">3.10 <text:tab/>Eine Wunschliste besteht aus Wünschen </text:p>
            </text:list-header>
          </text:list>
        </text:list-item>
      </text:list>
      <text:list xml:id="list6890267048451081263" text:style-name="L3">
        <text:list-item>
          <text:list>
            <text:list-item>
              <text:p text:style-name="P21">Ein Wunsch hat einen Titel.</text:p>
            </text:list-item>
            <text:list-item>
              <text:p text:style-name="P21">Ein Wunsch hat eine Beschreibung.</text:p>
            </text:list-item>
            <text:list-item>
              <text:p text:style-name="P21">Ein Wunsch kann einen Link zum Produkt bekommen.</text:p>
              <text:p text:style-name="P21">3.30<text:tab/>Ein Wunsch kann einen oder mehrere Schenker haben.</text:p>
              <text:p text:style-name="P21">3.32<text:tab/>Nach hinzufügen eines Wunsches hat der Wunsch keinen Schenker, bis er <text:tab/>von einer Person markiert wird.</text:p>
            </text:list-item>
          </text:list>
        </text:list-item>
      </text:list>
      <text:list xml:id="list8532238660780218573" text:style-name="L7">
        <text:list-item>
          <text:list>
            <text:list-item>
              <text:p text:style-name="P24"><text:span text:style-name="Absatz-Standardschriftart"><text:span text:style-name="T2">Der Erstellende oder Ändernde kann einen Wunsche hinzufügen, durch klick <text:tab/>auf den Button „Wunsch hinzufügen“.</text:span></text:span></text:p>
            </text:list-item>
            <text:list-item>
              <text:p text:style-name="P24"><text:span text:style-name="Absatz-Standardschriftart"><text:span text:style-name="T2">Nach dem klick öffnet sich ein Dialogfenster zur Eingabe von Titel, <text:tab/>Beschreibung und optional Link.</text:span></text:span></text:p>
            </text:list-item>
          </text:list>
        </text:list-item>
      </text:list>
      <text:list xml:id="list2486165427171809388" text:style-name="L6">
        <text:list-item>
          <text:list>
            <text:list-item>
              <text:p text:style-name="P23"><text:span text:style-name="Absatz-Standardschriftart"><text:span text:style-name="T2">Der Ändernde kann einen Wunsch bearbeiten.</text:span></text:span></text:p>
            </text:list-item>
            <text:list-item>
              <text:p text:style-name="P23"><text:span text:style-name="Absatz-Standardschriftart"><text:span text:style-name="T2">Der Ändernde kann den Titel eines Wunsches ändern.</text:span></text:span></text:p>
            </text:list-item>
            <text:list-item>
              <text:p text:style-name="P23"><text:span text:style-name="Absatz-Standardschriftart"><text:span text:style-name="T2">Der Ändernde kann die Beschreibung eines Wunsches ändern.</text:span></text:span></text:p>
            </text:list-item>
            <text:list-item>
              <text:p text:style-name="P23"><text:span text:style-name="Absatz-Standardschriftart"><text:span text:style-name="T2">Der Ändernde kann den Link zu einem Wunsch ändern.</text:span></text:span></text:p>
            </text:list-item>
          </text:list>
        </text:list-item>
      </text:list>
      <text:p text:style-name="P4"><text:span text:style-name="Absatz-Standardschriftart"><text:span text:style-name="T3">3.60</text:span></text:span><text:span text:style-name="Absatz-Standardschriftart"><text:span text:style-name="T2"><text:tab/>Der Ändernde kann einen Wunsch löschen, durch klick auf das rote „x“ , <text:tab/>rechts neben jedem Wunsch.</text:span></text:span></text:p>
      <text:p text:style-name="P2"><text:tab/></text:p>
      <text:p text:style-name="P4"><text:span text:style-name="Absatz-Standardschriftart"><text:span text:style-name="T1">90</text:span></text:span><text:span text:style-name="Absatz-Standardschriftart"><text:span text:style-name="T2"><text:tab/>Konto anlegen </text:span></text:span></text:p>
      <text:p text:style-name="P4"><text:span text:style-name="Absatz-Standardschriftart"><text:span text:style-name="T1">100</text:span></text:span><text:span text:style-name="Absatz-Standardschriftart"><text:span text:style-name="T2"><text:tab/>Wunschliste speichern</text:span></text:span></text:p>
      <text:p text:style-name="P4"><text:span text:style-name="Absatz-Standardschriftart"><text:span text:style-name="T1">110</text:span></text:span><text:span text:style-name="Absatz-Standardschriftart"><text:span text:style-name="T2"><text:tab/>Wunschliste teilen auf fb, twitter, instagram, Mail</text:span></text:span></text:p>
      <text:p text:style-name="P2"><text:tab/></text:p>
      <text:p text:style-name="P4"><text:span text:style-name="Absatz-Standardschriftart"><text:span text:style-name="T1">120</text:span></text:span><text:span text:style-name="Absatz-Standardschriftart"><text:span text:style-name="T2"><text:tab/>Wunschliste wird </text:span></text:span><text:span text:style-name="Absatz-Standardschriftart"><text:span text:style-name="T2">öffentlich angezeigt</text:span></text:span></text:p>
      <text:p text:style-name="P4"><text:span text:style-name="Absatz-Standardschriftart"><text:span text:style-name="T1">130</text:span></text:span><text:span text:style-name="Absatz-Standardschriftart"><text:span text:style-name="T2"><text:tab/>Schenkungen nur durch registrierte Schenker</text:span></text:span></text:p>
      <text:p text:style-name="P7"><text:span text:style-name="Absatz-Standardschriftart"><text:span text:style-name="T1">140</text:span></text:span><text:span text:style-name="Absatz-Standardschriftart"><text:span text:style-name="T2"><text:tab/>Demo zeigt eine fertige Beispielliste mit voller grafischer Gestaltungsfunktion</text:span></text:span></text:p>
      <text:p text:style-name="P7"><text:span text:style-name="Absatz-Standardschriftart"><text:span text:style-name="T1">150</text:span></text:span><text:span text:style-name="Absatz-Standardschriftart"><text:span text:style-name="T2"><text:tab/>Hilfeseite mit Erläuterung der Erstellung einer Wunschliste</text:span></text:span></text:p>
      <text:p text:style-name="P7"><text:span text:style-name="Absatz-Standardschriftart"><text:span text:style-name="T1">160</text:span></text:span><text:span text:style-name="Absatz-Standardschriftart"><text:span text:style-name="T2"><text:tab/>Suchfunktion:</text:span></text:span></text:p>
      <text:p text:style-name="P8">161<text:tab/><text:tab/>Nach Benutzernamen</text:p>
      <text:p text:style-name="P8">162<text:tab/><text:tab/>Nach bekannter URL</text:p>
      <text:p text:style-name="P8">163<text:tab/><text:tab/>Nach Anlass</text:p>
      <text:p text:style-name="P7"><text:soft-page-break/><text:span text:style-name="Absatz-Standardschriftart"><text:span text:style-name="T1">170</text:span></text:span><text:span text:style-name="Absatz-Standardschriftart"><text:span text:style-name="T2"><text:tab/>Wunschliste bearbeiten durch Eingabe Passwort</text:span></text:span></text:p>
      <text:p text:style-name="P3">Technische</text:p>
      <text:p text:style-name="P5"><text:span text:style-name="Absatz-Standardschriftart"><text:span text:style-name="T1"><text:tab/></text:span></text:span><text:span text:style-name="Absatz-Standardschriftart"><text:span text:style-name="T2">HTML5</text:span></text:span></text:p>
      <text:p text:style-name="P1"><text:tab/>CSS3</text:p>
      <text:p text:style-name="P1"><text:tab/>Javascript</text:p>
      <text:p text:style-name="P1"><text:tab/>Java</text:p>
      <text:p text:style-name="P1"><text:tab/>Datenbank postgresql</text:p>
      <text:p text:style-name="P3">nichtfunktionale</text:p>
      <text:p text:style-name="P9">Datenspeicherung in Datenbank</text:p>
      <text:p text:style-name="P9">Anwendung läuft auf Server</text:p>
      <text:p text:style-name="P3"/>
      <text:list xml:id="list32775688" text:continue-list="list32775910" text:style-name="L1">
        <text:list-item>
          <text:p text:style-name="P12">Lösungsansatz</text:p>
        </text:list-item>
      </text:list>
      <text:p text:style-name="P1">Webanwendung… nachfragen</text:p>
      <text:list xml:id="list32758026" text:continue-numbering="true" text:style-name="L1">
        <text:list-item>
          <text:p text:style-name="P12">Grobplanung</text:p>
        </text:list-item>
      </text:list>
      <text:p text:style-name="P1"/>
      <text:list xml:id="list32758999" text:continue-numbering="true" text:style-name="L1">
        <text:list-item>
          <text:p text:style-name="P12">Umgebung</text:p>
        </text:list-item>
      </text:list>
      <text:p text:style-name="P1">(HW, Land, Betriebssystem, Servletcontainer, Server)</text:p>
      <text:p text:style-name="P1">?, Deutschland, Linux/Windows, Tomcat 8, Debian</text:p>
      <text:list xml:id="list32758056" text:continue-numbering="true" text:style-name="L1">
        <text:list-item>
          <text:p text:style-name="P12">Abnahmekriterien</text:p>
        </text:list-item>
      </text:list>
      <text:p text:style-name="P5">Webanwendung mit folgenden Funktionen:</text:p>
      <text:p text:style-name="P5"><text:tab/>Wunschliste anlegen</text:p>
      <text:p text:style-name="P5"><text:tab/>Wunschliste verteilen</text:p>
      <text:p text:style-name="P5"><text:tab/>Wunschliste besteht aus mindestens einem Wunsch</text:p>
      <text:p text:style-name="P5"><text:tab/>Wunschliste hat </text:p>
      <text:p text:style-name="P10">Name der Wunschliste (Titel)</text:p>
      <text:p text:style-name="P5"><text:tab/><text:tab/>Name und Kontaktdaten des Wünschenden</text:p>
      <text:p text:style-name="P5"><text:tab/><text:tab/>Ablaufdatum</text:p>
      <text:p text:style-name="P5"><text:tab/><text:tab/>Änderungspasswort für Hinzufügen und Löschen von Wünschen</text:p>
      <text:p text:style-name="P5"><text:tab/><text:tab/>Überraschungsmodus</text:p>
      <text:p text:style-name="P5"><text:tab/><text:tab/>eine eindeutige URL</text:p>
      <text:p text:style-name="P5"><text:tab/>Wunschliste kann über URL eingesehen werden</text:p>
      <text:p text:style-name="P5"><text:tab/>Wunsch besteht aus Beschreibung</text:p>
      <text:p text:style-name="P5"><text:tab/>Wunsch kann verlinkt sein</text:p>
      <text:p text:style-name="P5"><text:tab/>Der Wünschende kann abfragen, wie oft die Wunschliste aufgerufen wurde</text:p>
      <text:p text:style-name="P5"><text:soft-page-break/><text:tab/>Der Wünschende kann sehen, welche Wünsche erfüllt werden</text:p>
      <text:p text:style-name="P5"><text:tab/>Schenkende können einen oder mehrere Wünsche erfü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Kommentartext" style:family="paragraph" style:parent-style-name="Standard">
      <style:paragraph-properties fo:hyphenation-ladder-count="no-limit"/>
      <style:text-properties fo:font-size="10pt" style:font-size-asian="10pt" style:font-name-complex="Mangal" style:font-size-complex="9pt" fo:hyphenate="fals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fo:hyphenation-remain-char-count="0" fo:hyphenation-push-char-count="0"/>
    </style:style>
    <style:style style:name="Sprechblasentext" style:family="paragraph" style:parent-style-name="Standard">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Überarbeitung" style:family="paragraph">
      <style:paragraph-properties fo:orphans="2" fo:widows="2" fo:hyphenation-ladder-count="no-limit" style:vertical-align="auto"/>
      <style:text-properties style:font-name-complex="Mangal" style:font-size-complex="10.5pt"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size-complex="9pt" style:font-weight-complex="bold"/>
    </style:style>
    <style:style style:name="Sprechblasentext_20_Zchn" style:display-name="Sprechblasentext Zchn" style:family="text" style:parent-style-name="Absatz-Standardschriftart">
      <style:text-properties style:font-name="Segoe UI" fo:font-size="9pt" style:font-size-asian="9pt" style:font-name-complex="Mangal" style:font-size-complex="8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Erwähnung" style:family="text" style:parent-style-name="Absatz-Standardschriftart">
      <style:text-properties fo:color="#2b579a" fo:background-color="#e6e6e6"/>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ASUS</meta:initial-creator>
    <dc:creator>Saskia Rütjerodt</dc:creator>
    <meta:creation-date>2017-03-29T19:18:00Z</meta:creation-date>
    <dc:date>2017-04-18T12:57:27.63</dc:date>
    <meta:editing-cycles>9</meta:editing-cycles>
    <meta:editing-duration>PT1H12M31S</meta:editing-duration>
    <meta:document-statistic meta:table-count="0" meta:image-count="0" meta:object-count="0" meta:page-count="6" meta:paragraph-count="127" meta:word-count="1055" meta:character-count="7546"/>
    <meta:template xlink:type="simple" xlink:actuate="onRequest" xlink:title="" xlink:href="Normal.dotm"/>
  </office:meta>
</office:document-meta>
</file>